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a4" style:family="table">
      <style:table-properties style:width="16.91cm" fo:margin-left="0cm" fo:break-before="auto" fo:break-after="auto" table:align="left"/>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padding-left="0cm" fo:padding-right="0.037cm" fo:padding-top="0cm" fo:padding-bottom="0cm" fo:border-left="0.25pt solid #000001" fo:border-right="none" fo:border-top="0.25pt solid #000001" fo:border-bottom="0.25pt solid #000001" style:writing-mode="lr-tb"/>
    </style:style>
    <style:style style:name="Tabla4.B1" style:family="table-cell">
      <style:table-cell-properties fo:padding-left="0cm" fo:padding-right="0.037cm" fo:padding-top="0cm" fo:padding-bottom="0cm" fo:border-left="0.25pt solid #000001" fo:border-right="0.5pt solid #000001" fo:border-top="0.25pt solid #000001" fo:border-bottom="0.25pt solid #000001" style:writing-mode="lr-tb"/>
    </style:style>
    <style:style style:name="Tabla4.C1" style:family="table-cell">
      <style:table-cell-properties fo:padding-left="0cm" fo:padding-right="0.037cm" fo:padding-top="0cm" fo:padding-bottom="0cm" fo:border="0.25pt solid #000001" style:writing-mode="lr-tb"/>
    </style:style>
    <style:style style:name="Tabla2" style:family="table">
      <style:table-properties style:width="15.903cm" fo:margin-left="0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3.743cm"/>
    </style:style>
    <style:style style:name="Tabla2.B" style:family="table-column">
      <style:table-column-properties style:column-width="12.16cm"/>
    </style:style>
    <style:style style:name="Tabla2.1" style:family="table-row">
      <style:table-row-properties style:min-row-height="1.199cm" fo:keep-together="auto"/>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4.001cm" fo:keep-together="auto"/>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fo:keep-together="auto"/>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background-color="transparent" fo:keep-together="auto">
        <style:background-image/>
      </style:table-row-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3" style:family="table">
      <style:table-properties style:width="15.3cm" style:rel-width="90%" fo:margin-top="0cm" fo:margin-bottom="0cm" table:align="center" style:may-break-between-rows="true" style:writing-mode="lr-tb" table:border-model="collapsing"/>
    </style:style>
    <style:style style:name="Tabla3.A" style:family="table-column">
      <style:table-column-properties style:column-width="10.315cm" style:rel-column-width="44183*"/>
    </style:style>
    <style:style style:name="Tabla3.B" style:family="table-column">
      <style:table-column-properties style:column-width="4.985cm" style:rel-column-width="21351*"/>
    </style:style>
    <style:style style:name="Tabla3.1" style:family="table-row">
      <style:table-row-properties style:min-row-height="0.529cm" fo:keep-together="auto"/>
    </style:style>
    <style:style style:name="Tabla3.A1" style:family="table-cell">
      <style:table-cell-properties style:vertical-align="bottom" fo:background-color="#b2b2b2" fo:padding="0cm" fo:border="0.75pt solid #666666" style:writing-mode="page">
        <style:background-image/>
      </style:table-cell-properties>
    </style:style>
    <style:style style:name="Tabla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bottom" fo:background-color="#eeeeee" fo:padding="0cm" fo:border="0.75pt solid #666666" style:writing-mode="page">
        <style:background-image/>
      </style:table-cell-properties>
    </style:style>
    <style:style style:name="Tabla3.B5" style:family="table-cell" style:data-style-name="N10000">
      <style:table-cell-properties style:vertical-align="bottom"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No_20_Spacing">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name-complex="Arial2" style:font-size-complex="12pt" style:font-style-complex="normal" style:font-weight-complex="normal" style:text-overline-style="none" style:text-overline-color="font-color"/>
    </style:style>
    <style:style style:name="P5" style:family="paragraph" style:parent-style-name="Figura_5f_Tabla">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 style:family="paragraph" style:parent-style-name="Tabulado">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 style:family="paragraph" style:parent-style-name="Contenido">
      <loext:graphic-properties draw:fill-gradient-name="gradient" draw:fill-hatch-name="hatch"/>
      <style:paragraph-properties fo:margin-left="0cm" fo:margin-right="0cm" fo:line-height="200%" fo:text-indent="0cm" style:auto-text-indent="false"/>
      <style:text-properties style:font-name="Arial1" fo:font-size="12pt" officeooo:paragraph-rsid="00078554" style:font-size-asian="12pt" style:font-size-complex="12pt"/>
    </style:style>
    <style:style style:name="P8"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 style:family="paragraph" style:parent-style-name="Text">
      <loext:graphic-properties draw:fill-gradient-name="gradient" draw:fill-hatch-name="hatch"/>
      <style:paragraph-properties fo:margin-top="0.423cm" fo:margin-bottom="0.212cm" style:contextual-spacing="true" fo:line-height="200%"/>
      <style:text-properties style:font-name="Arial1" fo:font-size="12pt" officeooo:paragraph-rsid="00078554" style:font-size-asian="12pt" style:font-size-complex="12pt"/>
    </style:style>
    <style:style style:name="P10" style:family="paragraph" style:parent-style-name="Text">
      <loext:graphic-properties draw:fill-gradient-name="gradient" draw:fill-hatch-name="hatch"/>
      <style:paragraph-properties fo:line-height="200%"/>
      <style:text-properties style:font-name="Arial1" fo:font-size="12pt" officeooo:paragraph-rsid="00108d17" style:font-size-asian="12pt" style:font-size-complex="12pt"/>
    </style:style>
    <style:style style:name="P11"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12" style:family="paragraph" style:parent-style-name="Text">
      <loext:graphic-properties draw:fill-gradient-name="gradient" draw:fill-hatch-name="hatch"/>
      <style:paragraph-properties fo:line-height="200%"/>
      <style:text-properties style:font-name="Arial1" fo:font-size="12pt" officeooo:rsid="0021c405" officeooo:paragraph-rsid="00078554" fo:background-color="#ffffff" style:font-size-asian="12pt" style:font-size-complex="12pt"/>
    </style:style>
    <style:style style:name="P13" style:family="paragraph" style:parent-style-name="Standard">
      <style:paragraph-properties fo:margin-top="0.199cm" fo:margin-bottom="0.199cm" style:contextual-spacing="false" fo:line-height="100%"/>
      <style:text-properties style:font-name="Arial1" fo:font-size="12pt" officeooo:paragraph-rsid="000ea5d6" fo:background-color="#ffffff" style:font-name-asian="Calibri" style:font-size-asian="12pt" style:font-name-complex="Calibri" style:font-size-complex="12pt"/>
    </style:style>
    <style:style style:name="P14" style:family="paragraph" style:parent-style-name="Standard">
      <style:paragraph-properties fo:margin-left="0.199cm" fo:margin-right="0cm" fo:margin-top="0.199cm" fo:margin-bottom="0.199cm" style:contextual-spacing="false" fo:line-height="100%" fo:text-indent="0cm" style:auto-text-indent="false">
        <style:tab-stops/>
      </style:paragraph-properties>
      <style:text-properties style:font-name="Arial1" fo:font-size="12pt" officeooo:paragraph-rsid="000ea5d6" fo:background-color="#ffffff" style:font-name-asian="Calibri" style:font-size-asian="12pt" style:font-name-complex="Calibri" style:font-size-complex="12pt"/>
    </style:style>
    <style:style style:name="P15"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style:font-name="Arial1" fo:font-size="12pt" officeooo:paragraph-rsid="000ea5d6" fo:background-color="#ffffff" style:font-name-asian="Calibri" style:font-size-asian="12pt" style:font-name-complex="Calibri" style:font-size-complex="12pt"/>
    </style:style>
    <style:style style:name="P16" style:family="paragraph" style:parent-style-name="Standard">
      <style:paragraph-properties fo:margin-top="0.199cm" fo:margin-bottom="0.199cm" style:contextual-spacing="false" fo:line-height="100%" fo:text-align="center" style:justify-single-word="false"/>
      <style:text-properties style:font-name="Arial1" fo:font-size="12pt" officeooo:paragraph-rsid="000ea5d6" fo:background-color="#ffffff" style:font-name-asian="Calibri" style:font-size-asian="12pt" style:font-name-complex="Calibri" style:font-size-complex="12pt"/>
    </style:style>
    <style:style style:name="P17" style:family="paragraph" style:parent-style-name="Standard">
      <style:paragraph-properties fo:margin-top="0.199cm" fo:margin-bottom="0.199cm" style:contextual-spacing="false" fo:line-height="100%" fo:text-align="center" style:justify-single-word="false"/>
      <style:text-properties style:font-name="Arial1" fo:font-size="12pt" fo:font-weight="bold" officeooo:paragraph-rsid="000ea5d6" fo:background-color="#ffffff" style:font-name-asian="Calibri" style:font-size-asian="12pt" style:font-weight-asian="bold" style:font-name-complex="Calibri" style:font-size-complex="12pt"/>
    </style:style>
    <style:style style:name="P18"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style:font-name="Arial1" fo:font-size="12pt" fo:font-weight="bold" officeooo:paragraph-rsid="000ea5d6" fo:background-color="#ffffff" style:font-name-asian="Calibri" style:font-size-asian="12pt" style:font-weight-asian="bold" style:font-name-complex="Calibri" style:font-size-complex="12pt"/>
    </style:style>
    <style:style style:name="P19" style:family="paragraph" style:parent-style-name="Standard">
      <style:paragraph-properties fo:margin-left="0.199cm" fo:margin-right="0cm" fo:margin-top="0.199cm" fo:margin-bottom="0.199cm" style:contextual-spacing="false" fo:line-height="100%" fo:text-indent="0cm" style:auto-text-indent="false">
        <style:tab-stops/>
      </style:paragraph-properties>
      <style:text-properties style:font-name="Arial1" fo:font-size="12pt" fo:font-weight="bold" officeooo:paragraph-rsid="000ea5d6" fo:background-color="#ffffff" style:font-name-asian="Calibri" style:font-size-asian="12pt" style:font-weight-asian="bold" style:font-name-complex="Calibri" style:font-size-complex="12pt"/>
    </style:style>
    <style:style style:name="P20"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style:font-name="Arial1" fo:font-size="12pt" officeooo:paragraph-rsid="000ea5d6" fo:background-color="#ff0000" style:font-name-asian="Calibri" style:font-size-asian="12pt" style:font-name-complex="Calibri" style:font-size-complex="12pt"/>
    </style:style>
    <style:style style:name="P21"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22"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23"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28"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29"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30" style:family="paragraph" style:parent-style-name="Standard">
      <loext:graphic-properties draw:fill="none" draw:fill-gradient-name="gradient" draw:fill-hatch-name="hatch"/>
      <style:paragraph-properties fo:margin-left="0cm" fo:margin-right="0cm" fo:margin-top="0.847cm" fo:margin-bottom="0cm" style:contextual-spacing="false" fo:line-height="200%" fo:text-indent="0cm" style:auto-text-indent="false" fo:background-color="transparent"/>
      <style:text-properties style:font-name="Arial1" fo:font-size="12pt" officeooo:rsid="000ea5d6" officeooo:paragraph-rsid="00108d17" style:font-size-asian="12pt" style:font-size-complex="12pt"/>
    </style:style>
    <style:style style:name="P31"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32"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33" style:family="paragraph" style:parent-style-name="Standard" style:master-page-name="Standard">
      <style:paragraph-properties style:page-number="1" fo:break-before="page"/>
      <style:text-properties officeooo:paragraph-rsid="00078554"/>
    </style:style>
    <style:style style:name="P34" style:family="paragraph" style:parent-style-name="Standard">
      <style:paragraph-properties fo:line-height="200%" fo:text-align="justify" style:justify-single-word="false"/>
      <style:text-properties style:font-name="Arial1" officeooo:paragraph-rsid="001385a2"/>
    </style:style>
    <style:style style:name="P35" style:family="paragraph" style:parent-style-name="Text">
      <loext:graphic-properties draw:fill-gradient-name="gradient" draw:fill-hatch-name="hatch"/>
      <style:paragraph-properties fo:line-height="200%"/>
      <style:text-properties style:font-name="Arial1" fo:font-size="12pt" officeooo:rsid="00108d17" officeooo:paragraph-rsid="00108d17" style:font-size-asian="12pt" style:font-size-complex="12pt"/>
    </style:style>
    <style:style style:name="P36"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37"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38" style:family="paragraph" style:parent-style-name="Text">
      <loext:graphic-properties draw:fill-gradient-name="gradient" draw:fill-hatch-name="hatch"/>
      <style:paragraph-properties fo:line-height="200%"/>
      <style:text-properties style:font-name="Arial1" fo:font-size="12pt" officeooo:paragraph-rsid="001800b7" style:font-size-asian="12pt" style:font-size-complex="12pt"/>
    </style:style>
    <style:style style:name="P39"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40" style:family="paragraph" style:parent-style-name="Text">
      <loext:graphic-properties draw:fill-gradient-name="gradient" draw:fill-hatch-name="hatch"/>
      <style:paragraph-properties fo:line-height="200%"/>
      <style:text-properties style:font-name="Arial1" fo:font-size="12pt" fo:font-weight="normal" officeooo:rsid="0016ec36" officeooo:paragraph-rsid="0016ec36" style:font-size-asian="12pt" style:font-weight-asian="normal" style:font-size-complex="12pt" style:font-weight-complex="normal"/>
    </style:style>
    <style:style style:name="P41" style:family="paragraph" style:parent-style-name="Text" style:list-style-name="WWNum51">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 style:list-style-name="WWNum52">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 style:list-style-name="WWNum53">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name-complex="Arial2" style:font-size-complex="12pt" style:font-style-complex="normal" style:font-weight-complex="normal" style:text-overline-style="none" style:text-overline-color="font-color"/>
    </style:style>
    <style:style style:name="P44" style:family="paragraph" style:parent-style-name="Text">
      <loext:graphic-properties draw:fill-gradient-name="gradient" draw:fill-hatch-name="hatch"/>
      <style:paragraph-properties fo:line-height="200%"/>
      <style:text-properties officeooo:paragraph-rsid="00078554"/>
    </style:style>
    <style:style style:name="P45" style:family="paragraph" style:parent-style-name="Text">
      <loext:graphic-properties draw:fill-gradient-name="gradient" draw:fill-hatch-name="hatch"/>
      <style:paragraph-properties fo:line-height="200%"/>
      <style:text-properties officeooo:paragraph-rsid="001385a2"/>
    </style:style>
    <style:style style:name="P46" style:family="paragraph" style:parent-style-name="Text">
      <loext:graphic-properties draw:fill-gradient-name="gradient" draw:fill-hatch-name="hatch"/>
      <style:paragraph-properties fo:line-height="200%"/>
      <style:text-properties officeooo:paragraph-rsid="00108d17"/>
    </style:style>
    <style:style style:name="P47" style:family="paragraph" style:parent-style-name="Text">
      <loext:graphic-properties draw:fill-gradient-name="gradient" draw:fill-hatch-name="hatch"/>
      <style:paragraph-properties fo:line-height="200%"/>
      <style:text-properties officeooo:rsid="001800b7" officeooo:paragraph-rsid="001800b7"/>
    </style:style>
    <style:style style:name="P48" style:family="paragraph" style:parent-style-name="Text" style:list-style-name="L3">
      <loext:graphic-properties draw:fill-gradient-name="gradient" draw:fill-hatch-name="hatch"/>
      <style:paragraph-properties fo:line-height="200%"/>
      <style:text-properties officeooo:rsid="001800b7" officeooo:paragraph-rsid="001800b7"/>
    </style:style>
    <style:style style:name="P49" style:family="paragraph" style:parent-style-name="Text_20_body" style:list-style-name="WWNum8">
      <style:paragraph-properties fo:break-before="page"/>
    </style:style>
    <style:style style:name="P50" style:family="paragraph" style:parent-style-name="Text_20_body">
      <style:paragraph-properties fo:break-before="page"/>
    </style:style>
    <style:style style:name="P51"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52" style:family="paragraph" style:parent-style-name="Text_20_body">
      <style:text-properties officeooo:rsid="001800b7" officeooo:paragraph-rsid="001800b7"/>
    </style:style>
    <style:style style:name="P53"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style:use-window-font-color="true" loext:opacity="0%" style:font-name="Arial1" fo:font-size="12pt" style:font-size-asian="12pt" style:font-size-complex="12pt"/>
    </style:style>
    <style:style style:name="T4" style:family="text">
      <style:text-properties style:use-window-font-color="true" loext:opacity="0%" style:font-name="Arial1" fo:font-size="12pt" officeooo:rsid="0021c405" style:font-size-asian="12pt" style:font-size-complex="12pt"/>
    </style:style>
    <style:style style:name="T5" style:family="text">
      <style:text-properties officeooo:rsid="00078554"/>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fo:font-weight="bold" style:font-size-asian="12pt" style:font-weight-asian="bold" style:font-size-complex="12pt" style:font-weight-complex="bold"/>
    </style:style>
    <style:style style:name="T9" style:family="text">
      <style:text-properties officeooo:rsid="000ea5d6"/>
    </style:style>
    <style:style style:name="T10" style:family="text">
      <style:text-properties fo:font-style="italic" officeooo:rsid="0021c405" style:font-style-asian="italic" style:font-style-complex="italic"/>
    </style:style>
    <style:style style:name="T11" style:family="text">
      <style:text-properties officeooo:rsid="00108d17"/>
    </style:style>
    <style:style style:name="T12" style:family="text">
      <style:text-properties officeooo:rsid="0011a56f"/>
    </style:style>
    <style:style style:name="T13" style:family="text">
      <style:text-properties officeooo:rsid="00131cd1"/>
    </style:style>
    <style:style style:name="T14" style:family="text">
      <style:text-properties officeooo:rsid="0016ec36"/>
    </style:style>
    <style:style style:name="T15" style:family="text">
      <style:text-properties fo:font-weight="normal" officeooo:rsid="0016ec36" style:font-weight-asian="normal" style:font-weight-complex="normal"/>
    </style:style>
    <style:style style:name="T16" style:family="text">
      <style:text-properties fo:font-weight="normal" officeooo:rsid="0017ea41" style:font-weight-asian="normal" style:font-weight-complex="normal"/>
    </style:style>
    <style:style style:name="T17" style:family="text">
      <style:text-properties officeooo:rsid="0017ea41"/>
    </style:style>
    <style:style style:name="T18" style:family="text">
      <style:text-properties officeooo:rsid="001800b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499cm" fo:text-indent="0.136cm" fo:margin-left="0.499cm"/>
        </style:list-level-properties>
        <style:text-properties fo:font-family="OpenSymbol" style:font-style-name="Regular"/>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Unidad didáctica: Colecciones de datos</text:p>
      <text:p text:style-name="P22">Autora: Cristina Moreno Ruiz</text:p>
      <text:p text:style-name="P23"/>
      <text:p text:style-name="P23">Concurso oposición de estabilización</text:p>
      <text:p text:style-name="P23">de Secundaria y RE (20/12/2022)</text:p>
      <text:p text:style-name="P23"/>
      <text:p text:style-name="P23">Especialidad: Informática</text:p>
      <text:p text:style-name="P23"><draw:frame draw:style-name="fr1" draw:name="Imagen1" text:anchor-type="char" svg:x="12.467cm" svg:y="-0.111cm" svg:width="3.41cm" svg:height="1.192cm" draw:z-index="0"><draw:image xlink:href="Pictures/10000001000001930000008D26A0A3506E7029A6.png" xlink:type="simple" xlink:show="embed" xlink:actuate="onLoad" draw:mime-type="image/png"/></draw:frame></text:p>
      <text:p text:style-name="P3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4"><text:a xlink:type="simple" xlink:href="#__RefHeading___Toc1039_2998979112" text:style-name="Index_20_Link" text:visited-style-name="Index_20_Link"><text:s/>1 COSAS PENDIENTES<text:tab/>1</text:a></text:p>
          <text:p text:style-name="P24"><text:a xlink:type="simple" xlink:href="#__RefHeading___Toc2496_2093756706" text:style-name="Index_20_Link" text:visited-style-name="Index_20_Link"><text:s/>2 INTRODUCCIÓN<text:tab/>1</text:a></text:p>
          <text:p text:style-name="P24"><text:a xlink:type="simple" xlink:href="#__RefHeading___Toc2498_2093756706" text:style-name="Index_20_Link" text:visited-style-name="Index_20_Link"><text:s/>3 CONTEXTUALIZACIÓN DE LA UNIDAD DIDÁCTICA<text:tab/>2</text:a></text:p>
          <text:p text:style-name="P25"><text:a xlink:type="simple" xlink:href="#__RefHeading___Toc2500_2093756706" text:style-name="Index_20_Link" text:visited-style-name="Index_20_Link"><text:s/>3.1 Relación con unidades previas<text:tab/>2</text:a></text:p>
          <text:p text:style-name="P25"><text:a xlink:type="simple" xlink:href="#__RefHeading___Toc2502_2093756706" text:style-name="Index_20_Link" text:visited-style-name="Index_20_Link"><text:s/>3.2 Relación con unidades didácticas posteriores<text:tab/>3</text:a></text:p>
          <text:p text:style-name="P25"><text:a xlink:type="simple" xlink:href="#__RefHeading___Toc2506_2093756706" text:style-name="Index_20_Link" text:visited-style-name="Index_20_Link"><text:s/>3.3 Relación con otros módulos<text:tab/>4</text:a></text:p>
          <text:p text:style-name="P24"><text:a xlink:type="simple" xlink:href="#__RefHeading___Toc885_3755134332" text:style-name="Index_20_Link" text:visited-style-name="Index_20_Link"><text:s/>4 FINALIDAD DE LA UNIDAD DE TRABAJO<text:tab/>4</text:a></text:p>
          <text:p text:style-name="P24"><text:a xlink:type="simple" xlink:href="#__RefHeading___Toc1061_2998979112" text:style-name="Index_20_Link" text:visited-style-name="Index_20_Link"><text:s/>5 Contenidos<text:tab/>5</text:a></text:p>
        </text:index-body>
      </text:table-of-content>
      <text:p text:style-name="Text_20_body"/>
      <text:h text:style-name="Heading_20_1" text:outline-level="1"><text:bookmark-start text:name="__RefHeading___Toc1039_2998979112"/><text:bookmark text:name="_Toc136540457"/>COSAS PENDIENTES<text:bookmark-end text:name="__RefHeading___Toc1039_2998979112"/></text:h>
      <text:p text:style-name="P30">además, se deberán concretar las actividades de enseñanza y aprendizaje que se van a plantear en el aula, la selección y uso de los recursos didácticos y los procedimientos, instrumentos de evaluación y criterios de calificación que se proponen, incluyendo el uso pertinente de las tecnologías de la información y de la comunicación. Asimismo, incluirá también un apartado de evaluación de la propia práctica docente y, en su caso, la atención al alumnado con necesidad específica de apoyo educativo, conforme a los principios del Diseño Universal del Aprendizaje.</text:p>
      <text:h text:style-name="Heading_20_1" text:outline-level="1"><text:bookmark-start text:name="__RefHeading___Toc2496_2093756706"/>INTRODUCCIÓN<text:bookmark-end text:name="__RefHeading___Toc2496_2093756706"/></text:h>
      <text:p text:style-name="P37">El objetivo de <text:span text:style-name="T1">este documento </text:span>es elaborar una guía para el proceso de enseñanza/ aprendizaje de la unidad <text:span text:style-name="T1">didáctica</text:span> <text:span text:style-name="T2">Colecciones de datos, </text:span>del módulo <text:span text:style-name="T1">Programación.</text:span></text:p>
      <text:p text:style-name="P37"><text:span text:style-name="T1">Este módulo </text:span><text:span text:style-name="T9">forma parte de</text:span><text:span text:style-name="T1">l Ciclo Formativo de Grado Superior </text:span><text:span text:style-name="T10">Desarrollo de Aplicaciones Web (DAW),</text:span><text:span text:style-name="T1"> con </text:span>código <text:span text:style-name="T2">IFCS03</text:span>, cuya duración es de 2000 horas, pertenec<text:span text:style-name="T9">iendo</text:span> a la familia profesional de Informática y Comunicaciones, con referente europeo: <text:span text:style-name="T2">CINE-5b.</text:span></text:p>
      <text:p text:style-name="P40"/>
      <text:p text:style-name="P40"/>
      <text:p text:style-name="P40"><text:soft-page-break/></text:p>
      <text:p text:style-name="P8">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46"><text:span text:style-name="T6">El módulo profesional de Programación se imparte en el </text:span><text:span text:style-name="T8">primer curso</text:span><text:span text:style-name="T6">, con código </text:span><text:span text:style-name="T8">0485</text:span><text:span text:style-name="T6">, tiene una duración de 205 horas repartidas en 8 horas semanales y una equivalencia en 14 créditos ECTS.</text:span></text:p>
      <text:p text:style-name="P37"><text:span text:style-name="T15">He elegido esta UD para la oposición, porque es mi segundo curso impartiendo este módulo y en los materiales que utilizo de del CEED (Centre Específic d'Educació a Distància de la Universidad de Valencia), considero que no está</text:span><text:span text:style-name="T16">n</text:span><text:span text:style-name="T15"> suficientemente desarrollad</text:span><text:span text:style-name="T16">as las </text:span><text:span text:style-name="T15">Colecciones de Datos.</text:span></text:p>
      <text:h text:style-name="Heading_20_1" text:outline-level="1"><text:bookmark-start text:name="__RefHeading___Toc2498_2093756706"/><text:bookmark-start text:name="_Toc136540458"/>CONTEXTUALIZACIÓN<text:bookmark-end text:name="_Toc136540458"/> DE LA UNIDAD DIDÁCTICA<text:bookmark-end text:name="__RefHeading___Toc2498_2093756706"/></text:h>
      <text:p text:style-name="Text_20_body">El lenguaje <text:span text:style-name="T17">utilizado para introducirles en la programación es Java.</text:span></text:p>
      <text:h text:style-name="Heading_20_2" text:outline-level="2"><text:bookmark-start text:name="__RefHeading___Toc2500_2093756706"/>Relación con unidades <text:span text:style-name="T11">previas</text:span><text:bookmark-end text:name="__RefHeading___Toc2500_2093756706"/></text:h>
      <text:p text:style-name="P35">Esta unidad se trabaja en la segunda evaluación, cuando los alumnos ya saben utilizar correctamente sentencias y tipos básicos, estructuras condicionales y arrays.</text:p>
      <text:p text:style-name="P10"><text:span text:style-name="T9">De las catorce unidades didácticas, en las que están divididos</text:span> <text:span text:style-name="T9">los contenidos del módulo, tal como puede verse en la siguiente tabla, las Colecciones de Datos se explican después de trabajar objetos, clases, conceptos avanzados de clases (herencia, super y subclases, interfaces y clases abstractas) </text:span><text:span text:style-name="T11">y excepciones</text:span><text:span text:style-name="T9">:</text:span></text:p>
      <table:table table:name="Tabla4" table:style-name="Tabla4">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17">UNIDADES DE TRABAJO</text:p>
            </table:table-cell>
            <table:table-cell table:style-name="Tabla4.B1" office:value-type="string">
              <text:p text:style-name="P17">Competencia Profesional/ Personal/Social</text:p>
            </table:table-cell>
            <table:table-cell table:style-name="Tabla4.C1" office:value-type="string">
              <text:p text:style-name="P17">Horas</text:p>
            </table:table-cell>
            <table:table-cell table:style-name="Tabla4.C1" office:value-type="string">
              <text:p text:style-name="P17">Evaluación</text:p>
            </table:table-cell>
          </table:table-row>
        </table:table-header-rows>
        <table:table-row table:style-name="Tabla4.1">
          <table:table-cell table:style-name="Tabla4.A1" office:value-type="string">
            <text:p text:style-name="P14">U.T. 1 Introducción a la programación</text:p>
          </table:table-cell>
          <table:table-cell table:style-name="Tabla4.B1" office:value-type="string">
            <text:p text:style-name="P15">e</text:p>
          </table:table-cell>
          <table:table-cell table:style-name="Tabla4.C1" office:value-type="string">
            <text:p text:style-name="P16">10</text:p>
          </table:table-cell>
          <table:table-cell table:style-name="Tabla4.C1" office:value-type="string">
            <text:p text:style-name="P16">1ª</text:p>
          </table:table-cell>
        </table:table-row>
        <text:soft-page-break/>
        <table:table-row table:style-name="Tabla4.1">
          <table:table-cell table:style-name="Tabla4.A1" office:value-type="string">
            <text:p text:style-name="P14">U.T. 2 Identificación de los elementos de un programa informático</text:p>
          </table:table-cell>
          <table:table-cell table:style-name="Tabla4.B1" office:value-type="string">
            <text:p text:style-name="P15">e</text:p>
          </table:table-cell>
          <table:table-cell table:style-name="Tabla4.C1" office:value-type="string">
            <text:p text:style-name="P16">10</text:p>
          </table:table-cell>
          <table:table-cell table:style-name="Tabla4.C1" office:value-type="string">
            <text:p text:style-name="P16">1ª</text:p>
          </table:table-cell>
        </table:table-row>
        <table:table-row table:style-name="Tabla4.1">
          <table:table-cell table:style-name="Tabla4.A1" office:value-type="string">
            <text:p text:style-name="P14">U.T. 3 Uso de estructuras de control</text:p>
          </table:table-cell>
          <table:table-cell table:style-name="Tabla4.B1" office:value-type="string">
            <text:p text:style-name="P15">e</text:p>
          </table:table-cell>
          <table:table-cell table:style-name="Tabla4.C1" office:value-type="string">
            <text:p text:style-name="P16">30</text:p>
          </table:table-cell>
          <table:table-cell table:style-name="Tabla4.C1" office:value-type="string">
            <text:p text:style-name="P16">1ª</text:p>
          </table:table-cell>
        </table:table-row>
        <table:table-row table:style-name="Tabla4.1">
          <table:table-cell table:style-name="Tabla4.A1" office:value-type="string">
            <text:p text:style-name="P14">U.T. 4 Introducción a la orientación a objetos</text:p>
          </table:table-cell>
          <table:table-cell table:style-name="Tabla4.B1" office:value-type="string">
            <text:p text:style-name="P15">e</text:p>
          </table:table-cell>
          <table:table-cell table:style-name="Tabla4.C1" office:value-type="string">
            <text:p text:style-name="P16">10</text:p>
          </table:table-cell>
          <table:table-cell table:style-name="Tabla4.C1" office:value-type="string">
            <text:p text:style-name="P16">1ª</text:p>
          </table:table-cell>
        </table:table-row>
        <table:table-row table:style-name="Tabla4.1">
          <table:table-cell table:style-name="Tabla4.A1" office:value-type="string">
            <text:p text:style-name="P14">U.T. 5 Utilización de objetos</text:p>
          </table:table-cell>
          <table:table-cell table:style-name="Tabla4.B1" office:value-type="string">
            <text:p text:style-name="P15">e</text:p>
          </table:table-cell>
          <table:table-cell table:style-name="Tabla4.C1" office:value-type="string">
            <text:p text:style-name="P16">15</text:p>
          </table:table-cell>
          <table:table-cell table:style-name="Tabla4.C1" office:value-type="string">
            <text:p text:style-name="P16">1ª</text:p>
          </table:table-cell>
        </table:table-row>
        <table:table-row table:style-name="Tabla4.1">
          <table:table-cell table:style-name="Tabla4.A1" office:value-type="string">
            <text:p text:style-name="P14">U.T. 6 Desarrollo de clases</text:p>
          </table:table-cell>
          <table:table-cell table:style-name="Tabla4.B1" office:value-type="string">
            <text:p text:style-name="P15">e</text:p>
          </table:table-cell>
          <table:table-cell table:style-name="Tabla4.C1" office:value-type="string">
            <text:p text:style-name="P16">30</text:p>
          </table:table-cell>
          <table:table-cell table:style-name="Tabla4.C1" office:value-type="string">
            <text:p text:style-name="P16">2ª</text:p>
          </table:table-cell>
        </table:table-row>
        <table:table-row table:style-name="Tabla4.1">
          <table:table-cell table:style-name="Tabla4.A1" office:value-type="string">
            <text:p text:style-name="P14">U.T. 7 Aplicación de las estructuras de almacenamiento</text:p>
          </table:table-cell>
          <table:table-cell table:style-name="Tabla4.B1" office:value-type="string">
            <text:p text:style-name="P15">e</text:p>
          </table:table-cell>
          <table:table-cell table:style-name="Tabla4.C1" office:value-type="string">
            <text:p text:style-name="P16">20</text:p>
          </table:table-cell>
          <table:table-cell table:style-name="Tabla4.C1" office:value-type="string">
            <text:p text:style-name="P16">2ª</text:p>
          </table:table-cell>
        </table:table-row>
        <table:table-row table:style-name="Tabla4.1">
          <table:table-cell table:style-name="Tabla4.A1" office:value-type="string">
            <text:p text:style-name="P14">U.T. 8 Utilización avanzada de clases</text:p>
          </table:table-cell>
          <table:table-cell table:style-name="Tabla4.B1" office:value-type="string">
            <text:p text:style-name="P15"/>
          </table:table-cell>
          <table:table-cell table:style-name="Tabla4.C1" office:value-type="string">
            <text:p text:style-name="P16">10</text:p>
          </table:table-cell>
          <table:table-cell table:style-name="Tabla4.C1" office:value-type="string">
            <text:p text:style-name="P16">2ª</text:p>
          </table:table-cell>
        </table:table-row>
        <table:table-row table:style-name="Tabla4.1">
          <table:table-cell table:style-name="Tabla4.A1" office:value-type="string">
            <text:p text:style-name="P14">U.T. 9 Control y manejo de excepciones</text:p>
          </table:table-cell>
          <table:table-cell table:style-name="Tabla4.B1" office:value-type="string">
            <text:p text:style-name="P15">m</text:p>
          </table:table-cell>
          <table:table-cell table:style-name="Tabla4.C1" office:value-type="string">
            <text:p text:style-name="P16">10</text:p>
          </table:table-cell>
          <table:table-cell table:style-name="Tabla4.C1" office:value-type="string">
            <text:p text:style-name="P16">2ª</text:p>
          </table:table-cell>
        </table:table-row>
        <table:table-row table:style-name="Tabla4.1">
          <table:table-cell table:style-name="Tabla4.A1" office:value-type="string">
            <text:p text:style-name="P14">U.T. 10 Colecciones de datos</text:p>
          </table:table-cell>
          <table:table-cell table:style-name="Tabla4.B1" office:value-type="string">
            <text:p text:style-name="P20"/>
          </table:table-cell>
          <table:table-cell table:style-name="Tabla4.C1" office:value-type="string">
            <text:p text:style-name="P16">15</text:p>
          </table:table-cell>
          <table:table-cell table:style-name="Tabla4.C1" office:value-type="string">
            <text:p text:style-name="P16">3ª</text:p>
          </table:table-cell>
        </table:table-row>
        <table:table-row table:style-name="Tabla4.1">
          <table:table-cell table:style-name="Tabla4.A1" office:value-type="string">
            <text:p text:style-name="P14">U.T. 11 Lectura y escritura de información</text:p>
          </table:table-cell>
          <table:table-cell table:style-name="Tabla4.B1" office:value-type="string">
            <text:p text:style-name="P20"/>
          </table:table-cell>
          <table:table-cell table:style-name="Tabla4.C1" office:value-type="string">
            <text:p text:style-name="P16">15</text:p>
          </table:table-cell>
          <table:table-cell table:style-name="Tabla4.C1" office:value-type="string">
            <text:p text:style-name="P16">3ª</text:p>
          </table:table-cell>
        </table:table-row>
        <table:table-row table:style-name="Tabla4.1">
          <table:table-cell table:style-name="Tabla4.A1" office:value-type="string">
            <text:p text:style-name="P14">U.T. 12 Introducción a la programación con Scala</text:p>
          </table:table-cell>
          <table:table-cell table:style-name="Tabla4.B1" office:value-type="string">
            <text:p text:style-name="P20"/>
          </table:table-cell>
          <table:table-cell table:style-name="Tabla4.C1" office:value-type="string">
            <text:p text:style-name="P16">10</text:p>
          </table:table-cell>
          <table:table-cell table:style-name="Tabla4.C1" office:value-type="string">
            <text:p text:style-name="P16">3ª</text:p>
          </table:table-cell>
        </table:table-row>
        <table:table-row table:style-name="Tabla4.1">
          <table:table-cell table:style-name="Tabla4.A1" office:value-type="string">
            <text:p text:style-name="P14">U.T. 13 Gestión de bases de datos relacionales</text:p>
          </table:table-cell>
          <table:table-cell table:style-name="Tabla4.B1" office:value-type="string">
            <text:p text:style-name="P15">d</text:p>
          </table:table-cell>
          <table:table-cell table:style-name="Tabla4.C1" office:value-type="string">
            <text:p text:style-name="P16">10</text:p>
          </table:table-cell>
          <table:table-cell table:style-name="Tabla4.C1" office:value-type="string">
            <text:p text:style-name="P16">3ª</text:p>
          </table:table-cell>
        </table:table-row>
        <table:table-row table:style-name="Tabla4.1">
          <table:table-cell table:style-name="Tabla4.A1" office:value-type="string">
            <text:p text:style-name="P14">U.T. 14 Mantenimiento de la persistencia de los objetos</text:p>
          </table:table-cell>
          <table:table-cell table:style-name="Tabla4.B1" office:value-type="string">
            <text:p text:style-name="P15">d</text:p>
          </table:table-cell>
          <table:table-cell table:style-name="Tabla4.C1" office:value-type="string">
            <text:p text:style-name="P16">10</text:p>
          </table:table-cell>
          <table:table-cell table:style-name="Tabla4.C1" office:value-type="string">
            <text:p text:style-name="P16">3ª</text:p>
          </table:table-cell>
        </table:table-row>
        <table:table-row table:style-name="Tabla4.1">
          <table:table-cell table:style-name="Tabla4.A1" office:value-type="string">
            <text:p text:style-name="P19">** Total horas</text:p>
          </table:table-cell>
          <table:table-cell table:style-name="Tabla4.B1" office:value-type="string">
            <text:p text:style-name="P18"/>
          </table:table-cell>
          <table:table-cell table:style-name="Tabla4.C1" office:value-type="string">
            <text:p text:style-name="P17">205</text:p>
          </table:table-cell>
          <table:table-cell table:style-name="Tabla4.C1" office:value-type="string">
            <text:p text:style-name="P13"/>
          </table:table-cell>
        </table:table-row>
      </table:table>
      <text:p text:style-name="P11">Es importante que previamente <text:span text:style-name="T17">los alumnos </text:span>tengan claro:</text:p>
      <text:list xml:id="list2432753777" text:style-name="L2">
        <text:list-item>
          <text:p text:style-name="P32">cómo trabajar con objetos, para poder gestionar colecciones, generalmente de objetos.</text:p>
        </text:list-item>
        <text:list-item>
          <text:p text:style-name="P31"><text:span text:style-name="T17">Qué son s</text:span>uperclases, <text:span text:style-name="T17">herencia</text:span> e interfaces, <text:span text:style-name="T17">ya que Java define sus colecciones en base a esos conceptos.</text:span></text:p>
        </text:list-item>
        <text:list-item>
          <text:p text:style-name="P31">Cómo gestionar las excepciones que se puedan producir al trabajar con colecciones.</text:p>
        </text:list-item>
      </text:list>
      <text:h text:style-name="Heading_20_2" text:outline-level="2"><text:bookmark-start text:name="__RefHeading___Toc2502_2093756706"/><text:soft-page-break/>Relación con <text:span text:style-name="T11">unidades </text:span><text:span text:style-name="T12">didácticas </text:span><text:span text:style-name="T11">posteriores</text:span><text:bookmark-end text:name="__RefHeading___Toc2502_2093756706"/></text:h>
      <text:p text:style-name="P51">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11">os módulos</text:span><text:bookmark-end text:name="__RefHeading___Toc2506_2093756706"/></text:h>
      <text:p text:style-name="P34">Así como en las unidades de Ficheros y BBDD encuentro relación con contenidos visto<text:span text:style-name="T17">s</text:span> en otros módulos, como Sistemas Informáticos y <text:s/>Bases de Datos, no encue<text:span text:style-name="T14">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Toc136540459"/>JUSTIFICACIÓN<text:bookmark-end text:name="_Toc136540459"/></text:h>
      <text:p text:style-name="P45"><text:span text:style-name="T7">Aparición en el BOE y BOCM.</text:span></text:p>
      <text:p text:style-name="P47"><text:span text:style-name="T7">C</text:span><text:span text:style-name="T6">ontenidos:</text:span></text:p>
      <text:list xml:id="list2141630515" text:style-name="L3">
        <text:list-item>
          <text:p text:style-name="P48"><text:span text:style-name="T6">Tipos de colecciones (listas, pilas, colas, tablas...).</text:span></text:p>
        </text:list-item>
        <text:list-item>
          <text:p text:style-name="P48"><text:span text:style-name="T6">Jerarquías de colecciones.</text:span></text:p>
        </text:list-item>
        <text:list-item>
          <text:p text:style-name="P48"><text:span text:style-name="T6">Operaciones con colecciones. Acceso a elementos y recorridos.</text:span></text:p>
        </text:list-item>
        <text:list-item>
          <text:p text:style-name="P48"><text:span text:style-name="T6">Uso de clases y métodos genéricos.</text:span></text:p>
        </text:list-item>
      </text:list>
      <text:h text:style-name="Heading_20_1" text:outline-level="1"><text:bookmark-start text:name="_Toc136540460"/><text:bookmark-start text:name="__RefHeading___Toc885_3755134332"/>FINALIDAD DE LA UNIDAD DE TRABAJO<text:bookmark-end text:name="_Toc136540460"/><text:bookmark-end text:name="__RefHeading___Toc885_3755134332"/></text:h>
      <text:p text:style-name="P44"><text:span text:style-name="A1"><text:span text:style-name="T4">Relacionar</text:span></text:span><text:span text:style-name="A1"><text:span text:style-name="T3"> competencias profesionales, personales y sociales, y los objetivos generales del ciclo a cuya adquisición y consecución contribuye de manera específica la presente Unidad de Trabajo, así como los resultados de aprendizaje propios del módulo, junto con los criterios de evaluación correspondientes.</text:span></text:span></text:p>
      <text:p text:style-name="Text_20_body"><text:bookmark-start text:name="_Toc136540461"/><text:bookmark-start text:name="__RefHeading___Toc1055_2998979112"/>Adquisición <text:bookmark-start text:name="_Hlk136107481"/>de competencias profesionales, personales y sociales<text:bookmark-end text:name="_Toc136540461"/><text:bookmark-end text:name="__RefHeading___Toc1055_2998979112"/><text:bookmark-end text:name="_Hlk136107481"/></text:p>
      <text:p text:style-name="Text_20_body"/>
      <text:p text:style-name="Text_20_body"><text:soft-page-break/></text:p>
      <text:p text:style-name="Text_20_body"><text:span text:style-name="A1"/></text:p>
      <text:p text:style-name="Text_20_body"><text:bookmark-start text:name="_Toc136540462"/><text:bookmark-start text:name="__RefHeading___Toc1057_2998979112"/>Consecución de objetivos generales del ciclo<text:bookmark-end text:name="_Toc136540462"/><text:bookmark-end text:name="__RefHeading___Toc1057_2998979112"/></text:p>
      <text:p text:style-name="Text_20_body"/>
      <text:p text:style-name="Text_20_body"/>
      <text:p text:style-name="Text_20_body"/>
      <text:p text:style-name="Text_20_body"><text:bookmark-start text:name="_Toc136540463"/><text:bookmark-start text:name="__RefHeading___Toc1059_2998979112"/>Resultados de aprendizaje y criterios de evaluación<text:bookmark-end text:name="_Toc136540463"/><text:bookmark-end text:name="__RefHeading___Toc1059_2998979112"/></text:p>
      <text:p text:style-name="Text_20_body"/>
      <text:p text:style-name="P6"/>
      <text:h text:style-name="P26" text:outline-level="1"><text:bookmark-start text:name="_Toc136540464"/><text:bookmark-start text:name="__RefHeading___Toc1061_2998979112"/>Contenidos<text:bookmark-end text:name="_Toc136540464"/><text:bookmark-end text:name="__RefHeading___Toc1061_2998979112"/></text:h>
      <text:p text:style-name="P8"><text:span text:style-name="T1">Indicar los mínimos del BOE y BOCM</text:span><text:span text:style-name="T2">rsistentes.</text:span></text:p>
      <text:p text:style-name="P7"/>
      <text:list text:style-name="WWNum8">
        <text:list-header>
          <text:p text:style-name="P49"><text:bookmark-start text:name="_Toc136540465"/><text:bookmark-start text:name="__RefHeading___Toc1063_2998979112"/>METODOLOGÍA<text:bookmark-end text:name="_Toc136540465"/> <text:bookmark-end text:name="__RefHeading___Toc1063_2998979112"/></text:p>
        </text:list-header>
      </text:list>
      <text:p text:style-name="P8"/>
      <text:p text:style-name="P50"><text:bookmark-start text:name="_Toc136540466"/><text:bookmark-start text:name="__RefHeading___Toc1065_2998979112"/>ACTIVIDADES DE ENSEÑANZA APRENDIZAJE<text:bookmark-end text:name="_Toc136540466"/><text:bookmark-end text:name="__RefHeading___Toc1065_2998979112"/></text:p>
      <text:p text:style-name="Text_20_body"/>
      <text:p text:style-name="Text_20_body"><text:bookmark-start text:name="__RefHeading___Toc1067_2998979112"/>Parte teórica<text:bookmark-end text:name="__RefHeading___Toc1067_2998979112"/><text:bookmark text:name="_Toc136540467"/></text:p>
      <text:p text:style-name="Text_20_body"/>
      <text:p text:style-name="Text_20_body"><text:bookmark-start text:name="__RefHeading___Toc1069_2998979112"/>Parte práctica<text:bookmark-end text:name="__RefHeading___Toc1069_2998979112"/><text:bookmark text:name="_Toc136540468"/></text:p>
      <text:p text:style-name="Text_20_body"/>
      <text:p text:style-name="Text_20_body"><text:bookmark-start text:name="_Toc136540469"/><text:bookmark-start text:name="__RefHeading___Toc1071_2998979112"/>Secuenciación y temporalización<text:bookmark-end text:name="_Toc136540469"/><text:bookmark-end text:name="__RefHeading___Toc1071_2998979112"/></text:p>
      <text:p text:style-name="P8"><text:span text:style-name="T1">Explicar sesiones comparadas con contenidos</text:span>.</text:p>
      <text:p text:style-name="P9"/>
      <text:p text:style-name="P8"/>
      <table:table table:name="Tabla2" table:style-name="Tabla2" table:template-name="Simple Grid Rows">
        <table:table-column table:style-name="Tabla2.A"/>
        <table:table-column table:style-name="Tabla2.B"/>
        <table:table-row table:style-name="Tabla2.1">
          <table:table-cell table:style-name="Tabla2.A1" office:value-type="string">
            <text:p text:style-name="P3">Sesión</text:p>
          </table:table-cell>
          <table:table-cell table:style-name="Tabla2.A1" office:value-type="string">
            <text:p text:style-name="P3">Contenidos y actividades</text:p>
          </table:table-cell>
        </table:table-row>
        <table:table-row table:style-name="Tabla2.2">
          <table:table-cell table:style-name="Tabla2.A2" office:value-type="string">
            <text:p text:style-name="P3">1ª sesión</text:p>
          </table:table-cell>
          <table:table-cell table:style-name="Tabla2.A2" office:value-type="string">
            <text:p text:style-name="P3"/>
          </table:table-cell>
        </table:table-row>
        <table:table-row table:style-name="Tabla2.3">
          <table:table-cell table:style-name="Tabla2.A3" office:value-type="string">
            <text:p text:style-name="P3">2ª sesión</text:p>
          </table:table-cell>
          <table:table-cell table:style-name="Tabla2.A3" office:value-type="string">
            <text:list text:style-name="WWNum51">
              <text:list-item>
                <text:p text:style-name="P41"/>
              </text:list-item>
            </text:list>
          </table:table-cell>
        </table:table-row>
        <table:table-row table:style-name="Tabla2.4">
          <table:table-cell table:style-name="Tabla2.A2" office:value-type="string">
            <text:p text:style-name="P3">3ª sesión</text:p>
          </table:table-cell>
          <table:table-cell table:style-name="Tabla2.A2" office:value-type="string">
            <text:list xml:id="list3324786017" text:style-name="WWNum52">
              <text:list-item>
                <text:p text:style-name="P42"/>
              </text:list-item>
            </text:list>
          </table:table-cell>
        </table:table-row>
        <table:table-row table:style-name="Tabla2.5">
          <table:table-cell table:style-name="Tabla2.A3" office:value-type="string">
            <text:p text:style-name="P3">4ª sesión</text:p>
          </table:table-cell>
          <table:table-cell table:style-name="Tabla2.A3" office:value-type="string">
            <text:list xml:id="list171545846221117" text:continue-numbering="true" text:style-name="WWNum52">
              <text:list-item>
                <text:p text:style-name="P42"/>
              </text:list-item>
            </text:list>
          </table:table-cell>
        </table:table-row>
        <table:table-row table:style-name="Tabla2.6">
          <table:table-cell table:style-name="Tabla2.A6" office:value-type="string">
            <text:p text:style-name="P4">5ª sesión</text:p>
          </table:table-cell>
          <table:table-cell table:style-name="Tabla2.A2" office:value-type="string">
            <text:list text:style-name="WWNum53">
              <text:list-item>
                <text:p text:style-name="P43"/>
              </text:list-item>
            </text:list>
          </table:table-cell>
        </table:table-row>
      </table:table>
      <text:p text:style-name="P5">Tabla <text:sequence text:ref-name="refAutoNr1" text:name="AutoNr" text:formula="ooow:AutoNr+1" style:num-format="1">1</text:sequence><text:s/>Distribución en sesiones de la unidad <text:span text:style-name="T1">didáctica</text:span></text:p>
      <text:p text:style-name="Text_20_body"><text:bookmark-start text:name="_Toc136540470"/><text:bookmark-start text:name="__RefHeading___Toc1073_2998979112"/><text:soft-page-break/>RECURSOS DIDÁCTICOS<text:bookmark-end text:name="_Toc136540470"/><text:bookmark-end text:name="__RefHeading___Toc1073_2998979112"/></text:p>
      <text:p text:style-name="P12">Enlaces <text:s/>materiales y ejercicios.</text:p>
      <text:p text:style-name="Text_20_body"><text:bookmark-start text:name="__RefHeading___Toc1075_2998979112"/>EVALUACIÓN Y CALIFICACIÓN<text:bookmark-end text:name="__RefHeading___Toc1075_2998979112"/></text:p>
      <text:p text:style-name="P8"/>
      <text:p text:style-name="Text_20_body"><text:bookmark-start text:name="_Toc136540472"/><text:bookmark-start text:name="__RefHeading___Toc1077_2998979112"/>Criterios de calificación<text:bookmark-end text:name="_Toc136540472"/><text:bookmark-end text:name="__RefHeading___Toc1077_2998979112"/></text:p>
      <text:p text:style-name="P8">Como se comenta de manera más detallada en la programación didáctica del módulo de <text:span text:style-name="T5">Programación</text:span>, <text:span text:style-name="T5">la evaluación es continua, el contenido de esta unidad se evalúa tanto en la segunda evaluación, como en la tercera. Siendolos criterios de cada evaluación los siguientes:</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Criterio</text:p>
          </table:table-cell>
          <table:table-cell table:style-name="Tabla3.A1" office:value-type="string">
            <text:p text:style-name="P2">Peso</text:p>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3" office:value-type="string">
            <text:p text:style-name="P2"/>
          </table:table-cell>
          <table:table-cell table:style-name="Tabla3.B3">
            <text:p text:style-name="P2"/>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5" office:value-type="string">
            <text:p text:style-name="P2">TOTAL</text:p>
          </table:table-cell>
          <table:table-cell table:style-name="Tabla3.B5" office:value-type="float" office:value="10">
            <text:p text:style-name="P2">10</text:p>
          </table:table-cell>
        </table:table-row>
      </table:table>
      <text:p text:style-name="P5">Tabla <text:sequence text:ref-name="refAutoNr2" text:name="AutoNr" text:formula="ooow:AutoNr+1" style:num-format="1">2</text:sequence><text:s/>Criterios de calificación</text:p>
      <text:p text:style-name="Text_20_body"><text:bookmark-start text:name="_Toc136540473"/><text:bookmark-start text:name="__RefHeading___Toc1079_2998979112"/>Medidas de recuperación<text:bookmark-end text:name="_Toc136540473"/> <text:bookmark-end text:name="__RefHeading___Toc1079_2998979112"/></text:p>
      <text:h text:style-name="Heading_20_1" text:outline-level="1"><text:bookmark-start text:name="__RefHeading___Toc1081_2998979112"/><text:bookmark-start text:name="_Toc136540474"/>ATENCIÓN A LA DIVERSIDAD<text:bookmark-end text:name="__RefHeading___Toc1081_2998979112"/><text:bookmark-end text:name="_Toc136540474"/></text:h>
      <text:p text:style-name="P52">Mi experiencia en clase, me ha hecho darme cuenta de que hay tantas maneras de acercarse a los nuevos conceptos y a practicar, como alumnos hay en clase. Suelo tener al menos uno e incluso dos alumnos con dislexia o problemas de lectura, para los que mi <text:soft-page-break/>material escrito no aporta nada. Suelen preferir explicaciones en clase con imágenes o vídeos. </text:p>
      <text:p text:style-name="P52">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52">A los alumnos con dislexia les enseño a utilizar la fuente OpenDyslexic, que pueden utilizar para formatear mis documentos e integrar en Eclipse, así como a <text:s/>instalar un plugin en el navegador, que les permite leer los recursos textuales con dicha fuente.</text:p>
      <text:p text:style-name="P52">El examen lo imprimo con ambas fuentes. </text:p>
      <text:p text:style-name="P53">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52">Otros alumnos necesitan ver la solución completa, para tener una idea general del problema, así que incluyo enlaces a repositorios en GitHub con las soluciones a los ejercicios y exámenes.</text:p>
      <text:p text:style-name="P52">La solución a los exámenes, la grabo en vídeo, para que los que necesitan más tiempo, puedan reproducirla las veces que necesiten y al ritmo que prefieran. </text:p>
      <text:p text:style-name="P38"><text:soft-page-break/><text:span text:style-name="T18">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span></text:p>
      <text:h text:style-name="Heading_20_1" text:outline-level="1"><text:bookmark-start text:name="__RefHeading___Toc1083_2998979112"/>BIBLIOGRAFÍA<text:bookmark-end text:name="__RefHeading___Toc1083_2998979112"/></text:h>
      <text:p text:style-name="P39">Real Decreto 686/2010, de 20 de mayo, por el que se establece el título de Técnico Superior en Desarrollo de Aplicaciones Web y se fijan sus enseñanzas mínimas. <text:a xlink:type="simple" xlink:href="https://www.boe.es/diario_boe/txt.php?id=BOE-A-2010-9269" text:style-name="Internet_20_link" text:visited-style-name="Visited_20_Internet_20_Link">https://www.boe.es/diario_boe/txt.php?id=BOE-A-2010-9269</text:a> </text:p>
      <text:p text:style-name="P39">Orden EDU/2887/2010, de 2 de noviembre, por la que se establece el currículo del ciclo formativo de Grado Superior correspondiente al título de Técnico Superior en Desarrollo de Aplicaciones Web.</text:p>
      <text:p text:style-name="P39"><text:a xlink:type="simple" xlink:href="https://www.boe.es/diario_boe/txt.php?id=BOE-A-2010-17329" text:style-name="Internet_20_link" text:visited-style-name="Visited_20_Internet_20_Link">https://www.boe.es/diario_boe/txt.php?id=BOE-A-2010-17329</text:a> </text:p>
      <text:p text:style-name="P39">DECRETO 1/2011, de 13 de enero, del Consejo de Gobierno, por el que se establece para la Comunidad de Madrid el currículo del ciclo formativo de grado superior correspondiente al título de Técnico Superior en Desarrollo de Aplicaciones Web.</text:p>
      <text:p text:style-name="P39"><text:a xlink:type="simple" xlink:href="https://www.bocm.es/2011-01-31-25200120110007" text:style-name="Internet_20_link" text:visited-style-name="Visited_20_Internet_20_Link">https://www.bocm.es/2011-01-31-25200120110007</text:a> </text:p>
      <text:p text:style-name="P8"/>
      <text:p text:style-name="P8"><text:span text:style-name="T1">Autores y materiales </text:span><text:span text:style-name="T5">de </text:span><text:span text:style-name="T18">otras </text:span><text:span text:style-name="T5"><text:s/>fuente</text:span><text:bookmark text:name="_Ref346369176"/><text:bookmark text:name="_Ref346369382"/><text:span text:style-name="T13">s</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5T17:15:44.201388054</dc:date>
    <meta:editing-duration>PT4H7M40S</meta:editing-duration>
    <meta:editing-cycles>17</meta:editing-cycles>
    <meta:generator>LibreOffice/7.5.3.2$Linux_X86_64 LibreOffice_project/9f56dff12ba03b9acd7730a5a481eea045e468f3</meta:generator>
    <meta:document-statistic meta:table-count="3" meta:image-count="1" meta:object-count="0" meta:page-count="13" meta:paragraph-count="153" meta:word-count="1380" meta:character-count="8656" meta:non-whitespace-character-count="7403"/>
  </office:meta>
</office:document-meta>
</file>